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7E000003AC05814B2D.png"/>
  <manifest:file-entry manifest:media-type="image/png" manifest:full-path="Pictures/10000000000003AA00000231CE200029.png"/>
  <manifest:file-entry manifest:media-type="image/png" manifest:full-path="Pictures/10000000000003FC0000035152801D87.png"/>
  <manifest:file-entry manifest:media-type="image/png" manifest:full-path="Pictures/10000000000003AC000001B280F820D8.png"/>
  <manifest:file-entry manifest:media-type="image/png" manifest:full-path="Pictures/10000000000003F90000034D8B2BB5B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81cm" svg:stroke-color="#ff00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cc"/>
    </style:style>
    <style:style style:name="T1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draw:style-name="gr1" draw:text-style-name="P1" draw:layer="layout" svg:width="29.7cm" svg:height="12.927cm" svg:x="0cm" svg:y="3.799cm">
          <draw:image xlink:href="Pictures/10000000000003AC000001B280F82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draw:style-name="gr1" draw:text-style-name="P1" draw:layer="layout" svg:width="25.229cm" svg:height="20.999cm" svg:x="2.317cm" svg:y="0.057cm">
          <draw:image xlink:href="Pictures/10000000000003FC0000035152801D87.png" xlink:type="simple" xlink:show="embed" xlink:actuate="onLoad">
            <text:p/>
          </draw:image>
        </draw:frame>
        <draw:frame draw:style-name="gr3" draw:text-style-name="P2" draw:layer="layout" svg:width="12.846cm" svg:height="0.886cm" svg:x="7.954cm" svg:y="17.714cm">
          <draw:text-box>
            <text:p text:style-name="P2"><text:span text:style-name="T1">パーティションはリロケーション後の設定をす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draw:frame draw:style-name="gr1" draw:text-style-name="P1" draw:layer="layout" svg:width="25.273cm" svg:height="20.999cm" svg:x="2.295cm" svg:y="0.057cm">
          <draw:image xlink:href="Pictures/10000000000003F90000034D8B2BB5B2.png" xlink:type="simple" xlink:show="embed" xlink:actuate="onLoad">
            <text:p/>
          </draw:image>
        </draw:frame>
        <draw:rect draw:style-name="gr4" draw:text-style-name="P1" draw:layer="layout" svg:width="3.6cm" svg:height="0.6cm" svg:x="19.8cm" svg:y="12.2cm">
          <text:p/>
        </draw:rect>
        <draw:frame draw:style-name="gr3" draw:text-style-name="P2" draw:layer="layout" svg:width="7.14cm" svg:height="0.963cm" svg:x="19.66cm" svg:y="13cm">
          <draw:text-box>
            <text:p text:style-name="P2"><text:span text:style-name="T1">End</text:span><text:span text:style-name="T1">から</text:span><text:span text:style-name="T1">Start</text:span><text:span text:style-name="T1">に変更す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draw:frame draw:style-name="gr1" draw:text-style-name="P1" draw:layer="layout" svg:width="29.763cm" svg:height="17.8cm" svg:x="0.037cm" svg:y="1.6cm">
          <draw:image xlink:href="Pictures/10000000000003AA00000231CE2000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draw:frame draw:style-name="gr1" draw:text-style-name="P1" draw:layer="layout" svg:width="29.699cm" svg:height="14.554cm" svg:x="0.082cm" svg:y="3.28cm">
          <draw:image xlink:href="Pictures/100000000000077E000003AC05814B2D.png" xlink:type="simple" xlink:show="embed" xlink:actuate="onLoad">
            <text:p/>
          </draw:image>
        </draw:frame>
        <draw:rect draw:style-name="gr4" draw:text-style-name="P1" draw:layer="layout" svg:width="7.6cm" svg:height="6.12cm" svg:x="0cm" svg:y="3.28cm">
          <text:p/>
        </draw:rect>
        <draw:frame draw:style-name="gr3" draw:text-style-name="P2" draw:layer="layout" svg:width="4.503cm" svg:height="0.963cm" svg:x="1.497cm" svg:y="9.637cm">
          <draw:text-box>
            <text:p text:style-name="P2"><text:span text:style-name="T1">GPR</text:span><text:span text:style-name="T1">にチェック</text:span></text:p>
          </draw:text-box>
        </draw:frame>
        <draw:line draw:style-name="gr5" draw:text-style-name="P1" draw:layer="layout" svg:x1="7.6cm" svg:y1="6.2cm" svg:x2="20.2cm" svg:y2="8.2cm">
          <text:p/>
        </draw:line>
        <draw:rect draw:style-name="gr4" draw:text-style-name="P1" draw:layer="layout" svg:width="8.9cm" svg:height="1.2cm" draw:transform="skewX (-0.0057595865315802) rotate (-0.00558505360756747) translate (20.8cm 8.5cm)">
          <text:p/>
        </draw:rect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draw:frame presentation:style-name="標準-title" draw:layer="backgroundobjects" svg:width="26.729cm" svg:height="3.506cm" svg:x="1.485cm" svg:y="0.836cm" presentation:class="title" presentation:placeholder="true">
        <draw:text-box/>
      </draw:frame>
      <draw:frame presentation:style-name="標準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9.414cm" svg:height="1.448cm" svg:x="10.15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2T22:34:01.29</meta:creation-date>
    <meta:editing-duration>PT1H3M50S</meta:editing-duration>
    <meta:editing-cycles>2</meta:editing-cycles>
    <dc:date>2020-06-23T00:15:06.83</dc:date>
    <meta:document-statistic meta:object-count="43"/>
    <meta:generator>OpenOffice/4.1.7$Win32 OpenOffice.org_project/417m1$Build-9800</meta:generator>
  </office:meta>
</office:document-meta>
</file>